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6f6" officeooo:paragraph-rsid="0009f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siko in der Kapitalanlage</text:h>
      <text:p text:style-name="P1">Wie viel Risiko möchten Sie in der Kapitalanlage integrieren, d.h. soll die Kapitalanlage stark volatil oder weniger volatil se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8:48:33.051667475</meta:creation-date>
    <dc:date>2023-11-04T18:54:25.346144302</dc:date>
    <meta:editing-duration>PT5M55S</meta:editing-duration>
    <meta:editing-cycles>1</meta:editing-cycles>
    <meta:generator>LibreOffice/7.0.4.2$Linux_AARCH64 LibreOffice_project/00$Build-2</meta:generator>
    <meta:document-statistic meta:table-count="0" meta:image-count="0" meta:object-count="0" meta:page-count="1" meta:paragraph-count="2" meta:word-count="23" meta:character-count="157" meta:non-whitespace-character-count="136"/>
  </office:meta>
</office:document-meta>
</file>